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158d"/>
    </style:style>
    <style:style style:name="P2" style:family="paragraph" style:parent-style-name="Standard">
      <style:text-properties officeooo:rsid="000e158d" officeooo:paragraph-rsid="000e158d"/>
    </style:style>
    <style:style style:name="P3" style:family="paragraph" style:parent-style-name="Standard">
      <style:text-properties officeooo:rsid="000fa3e5" officeooo:paragraph-rsid="000fa3e5"/>
    </style:style>
    <style:style style:name="P4" style:family="paragraph" style:parent-style-name="Standard">
      <style:text-properties officeooo:rsid="00112877" officeooo:paragraph-rsid="00112877"/>
    </style:style>
    <style:style style:name="P5" style:family="paragraph" style:parent-style-name="Standard">
      <style:text-properties officeooo:rsid="00112877" officeooo:paragraph-rsid="001b06fd"/>
    </style:style>
    <style:style style:name="P6" style:family="paragraph" style:parent-style-name="Standard">
      <style:text-properties officeooo:rsid="00112877" officeooo:paragraph-rsid="00174a4c"/>
    </style:style>
    <style:style style:name="P7" style:family="paragraph" style:parent-style-name="Standard">
      <style:text-properties officeooo:rsid="00174a4c" officeooo:paragraph-rsid="00174a4c"/>
    </style:style>
    <style:style style:name="P8" style:family="paragraph" style:parent-style-name="Standard">
      <style:text-properties officeooo:rsid="001157a0" officeooo:paragraph-rsid="001157a0"/>
    </style:style>
    <style:style style:name="P9" style:family="paragraph" style:parent-style-name="Standard">
      <style:text-properties officeooo:rsid="001647d9" officeooo:paragraph-rsid="001647d9"/>
    </style:style>
    <style:style style:name="P10" style:family="paragraph" style:parent-style-name="Standard" style:list-style-name="L2">
      <style:text-properties officeooo:paragraph-rsid="001b06fd"/>
    </style:style>
    <style:style style:name="P11" style:family="paragraph" style:parent-style-name="Standard" style:list-style-name="L2">
      <style:text-properties officeooo:paragraph-rsid="001c2bc4"/>
    </style:style>
    <style:style style:name="P12" style:family="paragraph" style:parent-style-name="Text_20_body">
      <style:text-properties officeooo:rsid="000fa3e5" officeooo:paragraph-rsid="000fa3e5"/>
    </style:style>
    <style:style style:name="P13" style:family="paragraph" style:parent-style-name="Text_20_body">
      <style:text-properties officeooo:rsid="00145bc5" officeooo:paragraph-rsid="001647d9"/>
    </style:style>
    <style:style style:name="P14" style:family="paragraph" style:parent-style-name="Text_20_body">
      <style:text-properties officeooo:rsid="00145bc5" officeooo:paragraph-rsid="001b06fd"/>
    </style:style>
    <style:style style:name="P15" style:family="paragraph" style:parent-style-name="Text_20_body">
      <style:text-properties officeooo:rsid="00174a4c" officeooo:paragraph-rsid="00174a4c"/>
    </style:style>
    <style:style style:name="P16" style:family="paragraph" style:parent-style-name="Text_20_body">
      <style:text-properties officeooo:rsid="00112877" officeooo:paragraph-rsid="00174a4c"/>
    </style:style>
    <style:style style:name="P17" style:family="paragraph" style:parent-style-name="Heading_20_2">
      <style:text-properties officeooo:rsid="000e158d"/>
    </style:style>
    <style:style style:name="P18" style:family="paragraph" style:parent-style-name="Heading_20_2">
      <style:text-properties officeooo:rsid="000fa3e5"/>
    </style:style>
    <style:style style:name="P19" style:family="paragraph" style:parent-style-name="Heading_20_2">
      <style:text-properties officeooo:rsid="00174a4c"/>
    </style:style>
    <style:style style:name="P20" style:family="paragraph" style:parent-style-name="Heading_20_2">
      <style:text-properties officeooo:rsid="00145bc5" officeooo:paragraph-rsid="00145bc5"/>
    </style:style>
    <style:style style:name="P21" style:family="paragraph" style:parent-style-name="Heading_20_1">
      <style:paragraph-properties fo:text-align="center" style:justify-single-word="false"/>
      <style:text-properties officeooo:rsid="000e158d"/>
    </style:style>
    <style:style style:name="T1" style:family="text">
      <style:text-properties officeooo:rsid="000e158d"/>
    </style:style>
    <style:style style:name="T2" style:family="text">
      <style:text-properties officeooo:rsid="000fa3e5"/>
    </style:style>
    <style:style style:name="T3" style:family="text">
      <style:text-properties officeooo:rsid="00145bc5"/>
    </style:style>
    <style:style style:name="T4" style:family="text">
      <style:text-properties officeooo:rsid="001b06fd"/>
    </style:style>
    <style:style style:name="T5" style:family="text">
      <style:text-properties officeooo:rsid="001c2b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TarotClub network protocol (TCNP)</text:h>
      <text:p text:style-name="P2"/>
      <text:h text:style-name="Heading_20_2" text:outline-level="2"><text:span text:style-name="T2">Definitions </text:span><text:span text:style-name="T3">and conventions</text:span></text:h>
      <text:p text:style-name="P12">A TarotClub server manages one or more game table. A table gathers 3, 4 or 5 players for different types of games (one shot, tournament …).</text:p>
      <text:p text:style-name="P14"><text:span text:style-name="T4">Each player connected to a server has a unique user identifier (UUID) generated by the server.</text:span></text:p>
      <text:h text:style-name="P17" text:outline-level="2">Network transport</text:h>
      <text:p text:style-name="P2"/>
      <text:p text:style-name="P1"><text:span text:style-name="T1">The TCNP uses TCP/IP and not UDP because it needs reliable connections and does not require fast response time as it is a turn-based </text:span><text:span text:style-name="T2">game</text:span><text:span text:style-name="T1">.</text:span></text:p>
      <text:p text:style-name="P2"/>
      <text:h text:style-name="P18" text:outline-level="2">TCP/IP parameters</text:h>
      <text:p text:style-name="P3"/>
      <text:p text:style-name="P4">The default TarotClub server TCP port is 4269.</text:p>
      <text:p text:style-name="P5"><text:span text:style-name="T4"/></text:p>
      <text:h text:style-name="Heading_20_2" text:outline-level="2"><text:span text:style-name="T4">Protocol robustnesses</text:span></text:h>
      <text:p text:style-name="P5"><text:span text:style-name="T4">The following protections are integrated inside the TarotClub network protocol</text:span></text:p>
      <text:list xml:id="list9037636223026196364" text:style-name="L2">
        <text:list-item>
          <text:p text:style-name="P10"><text:span text:style-name="T4">All the IP peers and UUID are tested against the players already in play</text:span></text:p>
        </text:list-item>
        <text:list-item>
          <text:p text:style-name="P11"><text:span text:style-name="T5">For each packet received by the server, the game state is tested <text:s/>to be sure that the packet is intentionnaly sent at the right time</text:span></text:p>
        </text:list-item>
        <text:list-item>
          <text:p text:style-name="P11"><text:span text:style-name="T5">All packets sent by the server are acknowledged individually by each client (ie, without counters but states by connected peer)</text:span></text:p>
        </text:list-item>
      </text:list>
      <text:h text:style-name="P19" text:outline-level="2">Game state machine</text:h>
      <text:p text:style-name="P7"/>
      <text:p text:style-name="P6"/>
      <text:p text:style-name="P4"/>
      <text:h text:style-name="P20" text:outline-level="2">Admin commands</text:h>
      <text:p text:style-name="P8">This view shows all the packets transmitted between the server and the client</text:p>
      <text:p text:style-name="P8"/>
      <text:p text:style-name="P9">New game </text:p>
      <text:p text:style-name="P13"/>
      <text:h text:style-name="P19" text:outline-level="2">Game commands</text:h>
      <text:p text:style-name="P15"/>
      <text:p text:style-name="P16"/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9:05:47.88</meta:creation-date>
    <dc:date>2014-05-25T21:00:45.20</dc:date>
    <meta:editing-duration>PT15H28M</meta:editing-duration>
    <meta:editing-cycles>11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8" meta:word-count="182" meta:character-count="1075" meta:non-whitespace-character-count="912"/>
  </office:meta>
</office:document-meta>
</file>